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/>
      <style:text-properties officeooo:paragraph-rsid="000aa60b" style:language-asian="en" style:country-asian="IN"/>
    </style:style>
    <style:style style:name="P2" style:family="paragraph" style:parent-style-name="Standard">
      <style:paragraph-properties fo:margin-top="0in" fo:margin-bottom="0.111in" style:contextual-spacing="false" fo:text-align="center" style:justify-single-word="false"/>
      <style:text-properties officeooo:rsid="000bd5d4" officeooo:paragraph-rsid="00294069"/>
    </style:style>
    <style:style style:name="P3" style:family="paragraph" style:parent-style-name="Standard">
      <style:paragraph-properties fo:margin-top="0in" fo:margin-bottom="0.111in" style:contextual-spacing="false"/>
      <style:text-properties fo:font-size="12pt" fo:font-style="normal" style:text-underline-style="none" fo:font-weight="normal" officeooo:rsid="001e6b75" officeooo:paragraph-rsid="002b10fd" style:font-size-asian="12pt" style:language-asian="en" style:country-asian="IN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top="0in" fo:margin-bottom="0.111in" style:contextual-spacing="false"/>
      <style:text-properties fo:font-size="12pt" fo:font-style="normal" style:text-underline-style="none" fo:font-weight="normal" officeooo:rsid="001e6b75" officeooo:paragraph-rsid="002c91b9" style:font-size-asian="12pt" style:language-asian="en" style:country-asian="IN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in" fo:margin-bottom="0.111in" style:contextual-spacing="false"/>
      <style:text-properties fo:font-size="12pt" fo:font-style="normal" style:text-underline-style="none" fo:font-weight="normal" officeooo:rsid="00239d33" officeooo:paragraph-rsid="002c91b9" style:font-size-asian="12pt" style:language-asian="en" style:country-asian="IN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in" fo:margin-bottom="0.111in" style:contextual-spacing="false"/>
      <style:text-properties fo:font-size="12pt" fo:font-style="normal" style:text-underline-style="none" fo:font-weight="normal" officeooo:rsid="002b10fd" officeooo:paragraph-rsid="002b10fd" style:font-size-asian="12pt" style:language-asian="en" style:country-asian="IN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in" fo:margin-bottom="0.111in" style:contextual-spacing="false"/>
      <style:text-properties fo:font-size="12pt" fo:font-style="normal" style:text-underline-style="none" fo:font-weight="normal" officeooo:rsid="002b10fd" officeooo:paragraph-rsid="002c91b9" style:font-size-asian="12pt" style:language-asian="en" style:country-asian="IN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top="0in" fo:margin-bottom="0.111in" style:contextual-spacing="false"/>
      <style:text-properties fo:font-size="12pt" fo:font-style="normal" style:text-underline-style="none" fo:font-weight="normal" officeooo:rsid="002c91b9" officeooo:paragraph-rsid="002c91b9" style:font-size-asian="12pt" style:language-asian="en" style:country-asian="IN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top="0in" fo:margin-bottom="0.111in" style:contextual-spacing="false"/>
      <style:text-properties fo:font-size="12pt" fo:font-weight="bold" officeooo:rsid="001e6b75" officeooo:paragraph-rsid="002b10f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.111in" style:contextual-spacing="false"/>
      <style:text-properties fo:color="#0084d1" fo:font-size="12pt" fo:font-style="normal" style:text-underline-style="none" fo:font-weight="normal" officeooo:rsid="001e6b75" officeooo:paragraph-rsid="002c91b9" style:font-size-asian="12pt" style:language-asian="en" style:country-asian="IN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in" fo:margin-bottom="0.111in" style:contextual-spacing="false"/>
      <style:text-properties fo:color="#0084d1" fo:font-size="12pt" fo:font-style="normal" style:text-underline-style="none" fo:font-weight="normal" officeooo:rsid="00239d33" officeooo:paragraph-rsid="002c91b9" style:font-size-asian="12pt" style:language-asian="en" style:country-asian="IN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in" fo:margin-bottom="0.111in" style:contextual-spacing="false"/>
      <style:text-properties fo:color="#000000" fo:font-size="12pt" fo:font-style="normal" style:text-underline-style="none" fo:font-weight="normal" officeooo:rsid="002c91b9" officeooo:paragraph-rsid="002c91b9" style:font-size-asian="12pt" style:language-asian="en" style:country-asian="IN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weight="bold" officeooo:paragraph-rsid="000aa60b" style:font-weight-asian="bold" style:font-weight-complex="bold"/>
    </style:style>
    <style:style style:name="P14" style:family="paragraph" style:parent-style-name="Standard">
      <style:text-properties fo:font-weight="bold" officeooo:paragraph-rsid="002b10fd" style:font-weight-asian="bold" style:font-weight-complex="bold"/>
    </style:style>
    <style:style style:name="P15" style:family="paragraph" style:parent-style-name="Standard">
      <style:text-properties fo:font-weight="bold" officeooo:paragraph-rsid="002c91b9" style:font-weight-asian="bold" style:font-weight-complex="bold"/>
    </style:style>
    <style:style style:name="P16" style:family="paragraph" style:parent-style-name="Standard">
      <style:text-properties fo:color="#0084d1" fo:font-weight="bold" officeooo:paragraph-rsid="000aa60b" style:font-weight-asian="bold" style:font-weight-complex="bold"/>
    </style:style>
    <style:style style:name="T1" style:family="text">
      <style:text-properties officeooo:rsid="002e9211"/>
    </style:style>
    <style:style style:name="T2" style:family="text">
      <style:text-properties fo:color="#0084d1"/>
    </style:style>
    <style:style style:name="T3" style:family="text">
      <style:text-properties fo:color="#0084d1" fo:font-size="15pt" fo:font-weight="bold" officeooo:rsid="00294069" style:font-size-asian="15pt" style:font-weight-asian="bold" style:font-size-complex="15pt" style:font-weight-complex="bold"/>
    </style:style>
    <style:style style:name="T4" style:family="text">
      <style:text-properties fo:color="#0084d1" fo:font-size="15pt" fo:font-weight="bold" officeooo:rsid="002b10fd" style:font-size-asian="15pt" style:font-weight-asian="bold" style:font-size-complex="15pt" style:font-weight-complex="bold"/>
    </style:style>
    <style:style style:name="T5" style:family="text">
      <style:text-properties fo:color="#0084d1" fo:font-size="15pt" fo:font-weight="bold" officeooo:rsid="002c91b9" style:font-size-asian="15pt" style:font-weight-asian="bold" style:font-size-complex="15pt" style:font-weight-complex="bold"/>
    </style:style>
    <style:style style:name="T6" style:family="text">
      <style:text-properties fo:color="#0084d1" officeooo:rsid="002c91b9"/>
    </style:style>
    <style:style style:name="T7" style:family="text">
      <style:text-properties officeooo:rsid="002b10fd"/>
    </style:style>
    <style:style style:name="T8" style:family="text">
      <style:text-properties officeooo:rsid="002c91b9"/>
    </style:style>
    <style:style style:name="T9" style:family="text">
      <style:text-properties officeooo:rsid="002e45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5">In-line </text:span><text:span text:style-name="T4">Document</text:span><text:span text:style-name="T3">ation</text:span></text:p>
      <text:p text:style-name="P13"/>
      <text:p text:style-name="P16">CONTENTS</text:p>
      <text:p text:style-name="P14"/>
      <text:p text:style-name="P3">1. <text:span text:style-name="T8">CPUBenchmark.c</text:span></text:p>
      <text:p text:style-name="P5"><text:span text:style-name="T8">2</text:span>. <text:span text:style-name="T7">MEMORYBenchmark.c</text:span></text:p>
      <text:p text:style-name="P6"><text:span text:style-name="T8">3</text:span>. DISKBenchmark.<text:span text:style-name="T8">c</text:span></text:p>
      <text:p text:style-name="P3"><text:span text:style-name="T8">4</text:span>. <text:span text:style-name="T8">batch.sh</text:span></text:p>
      <text:p text:style-name="P9">___________________________________________________________________________________</text:p>
      <text:p text:style-name="P15"/>
      <text:p text:style-name="P10">1. <text:span text:style-name="T8">CPUBenchmark.c</text:span></text:p>
      <text:p text:style-name="P8">//<text:tab/>Ms. Sampada L. Pingale </text:p>
      <text:p text:style-name="P8">//<text:tab/>A20361180 </text:p>
      <text:p text:style-name="P8"/>
      <text:p text:style-name="P8">#include&lt;stdio.h&gt; </text:p>
      <text:p text:style-name="P8">#include&lt;math.h&gt; </text:p>
      <text:p text:style-name="P8">#include&lt;stdlib.h&gt; </text:p>
      <text:p text:style-name="P8">#include&lt;time.h&gt; </text:p>
      <text:p text:style-name="P8">#include&lt;pthread.h&gt; </text:p>
      <text:p text:style-name="P8"/>
      <text:p text:style-name="P8">#define MAX 100000000 </text:p>
      <text:p text:style-name="P8"/>
      <text:p text:style-name="P8">double iopsSamples[4][600],flopsSamples[4][600]; </text:p>
      <text:p text:style-name="P8">double iops[600],flops[600]; </text:p>
      <text:p text:style-name="P8">double totalFlops[4],totalIops[4]; </text:p>
      <text:p text:style-name="P8">void *threadIops(void *t) </text:p>
      <text:p text:style-name="P8">{ </text:p>
      <text:p text:style-name="P8"><text:tab/>int intValue1,intValue2,intValue3,intValue4,intValue5,intValue6,intValue7,intValue8,intValue9,intValue0, i; </text:p>
      <text:p text:style-name="P8"><text:tab/>for(i=0; i&lt;MAX; i++) </text:p>
      <text:p text:style-name="P8"><text:soft-page-break/><text:tab/>{ </text:p>
      <text:p text:style-name="P8"><text:tab/><text:tab/>intValue0 = 8 + 2; </text:p>
      <text:p text:style-name="P8"><text:tab/><text:tab/>intValue1 = 3 - 2; </text:p>
      <text:p text:style-name="P8"><text:tab/><text:tab/>intValue2 = 2 * 2; </text:p>
      <text:p text:style-name="P8"><text:tab/><text:tab/>intValue3 = 3 / 2; </text:p>
      <text:p text:style-name="P8"><text:tab/><text:tab/>intValue4 = 4 + 2; </text:p>
      <text:p text:style-name="P8"><text:tab/><text:tab/>intValue5 = 5 - 2; </text:p>
      <text:p text:style-name="P8"><text:tab/><text:tab/>intValue6 = 6 * 2; </text:p>
      <text:p text:style-name="P8"><text:tab/><text:tab/>intValue7 = 7 / 2; </text:p>
      <text:p text:style-name="P8"><text:tab/><text:tab/>intValue8 = 8 + 2; </text:p>
      <text:p text:style-name="P8"><text:tab/><text:tab/>intValue9 = 9 - 2; </text:p>
      <text:p text:style-name="P8"><text:tab/><text:tab/>intValue0 = 8 + 2; </text:p>
      <text:p text:style-name="P8"><text:tab/><text:tab/>intValue1 = 3 - 2; </text:p>
      <text:p text:style-name="P8"><text:tab/><text:tab/>intValue2 = 2 * 2; </text:p>
      <text:p text:style-name="P8"><text:tab/><text:tab/>intValue3 = 3 / 2; </text:p>
      <text:p text:style-name="P8"><text:tab/><text:tab/>intValue4 = 4 + 2; </text:p>
      <text:p text:style-name="P8"><text:tab/><text:tab/>intValue5 = 5 - 2; </text:p>
      <text:p text:style-name="P8"><text:tab/><text:tab/>intValue6 = 6 * 2; </text:p>
      <text:p text:style-name="P8"><text:tab/><text:tab/>intValue7 = 7 / 2; </text:p>
      <text:p text:style-name="P8"><text:tab/><text:tab/>intValue8 = 8 + 2; </text:p>
      <text:p text:style-name="P8"><text:tab/><text:tab/>intValue9 = 9 - 2; </text:p>
      <text:p text:style-name="P8"><text:tab/><text:tab/>intValue0 = 8 + 2; </text:p>
      <text:p text:style-name="P8"><text:tab/><text:tab/>intValue1 = 3 - 2; </text:p>
      <text:p text:style-name="P8"><text:tab/><text:tab/>intValue2 = 2 * 2; </text:p>
      <text:p text:style-name="P8"><text:tab/><text:tab/>intValue3 = 3 / 2; </text:p>
      <text:p text:style-name="P8"><text:tab/><text:tab/>intValue4 = 4 + 2; </text:p>
      <text:p text:style-name="P8"><text:tab/><text:tab/>intValue5 = 5 - 2; </text:p>
      <text:p text:style-name="P8"><text:tab/><text:tab/>intValue6 = 6 * 2; </text:p>
      <text:p text:style-name="P8"><text:tab/><text:tab/>intValue7 = 7 / 2; </text:p>
      <text:p text:style-name="P8"><text:tab/><text:tab/>intValue8 = 8 + 2; </text:p>
      <text:p text:style-name="P8"><text:soft-page-break/><text:tab/><text:tab/>intValue9 = 9 - 2; </text:p>
      <text:p text:style-name="P8"><text:tab/><text:tab/>intValue0 = 8 + 2; </text:p>
      <text:p text:style-name="P8"><text:tab/><text:tab/>intValue1 = 3 - 2; </text:p>
      <text:p text:style-name="P8"><text:tab/><text:tab/>intValue2 = 2 * 2; </text:p>
      <text:p text:style-name="P8"><text:tab/><text:tab/>intValue3 = 3 / 2; </text:p>
      <text:p text:style-name="P8"><text:tab/><text:tab/>intValue4 = 4 + 2; </text:p>
      <text:p text:style-name="P8"><text:tab/><text:tab/>intValue5 = 5 - 2; </text:p>
      <text:p text:style-name="P8"><text:tab/><text:tab/>intValue6 = 6 * 2; </text:p>
      <text:p text:style-name="P8"><text:tab/><text:tab/>intValue7 = 7 / 2; </text:p>
      <text:p text:style-name="P8"><text:tab/><text:tab/>intValue8 = 8 + 2; </text:p>
      <text:p text:style-name="P8"><text:tab/><text:tab/>intValue9 = 9 - 2; </text:p>
      <text:p text:style-name="P8"><text:tab/>} </text:p>
      <text:p text:style-name="P8"><text:tab/>return NULL; </text:p>
      <text:p text:style-name="P8">} </text:p>
      <text:p text:style-name="P8"/>
      <text:p text:style-name="P8"/>
      <text:p text:style-name="P8">void *threadFlops(void *t) </text:p>
      <text:p text:style-name="P8">{ </text:p>
      <text:p text:style-name="P8"><text:tab/>int i; </text:p>
      <text:p text:style-name="P8"><text:tab/>float floatValue0,floatValue1,floatValue2,floatValue3,floatValue4,floatValue5,floatValue6,floatValue7,floatValue8,floatValue9;<text:tab/> </text:p>
      <text:p text:style-name="P8"><text:tab/>for(i=0; i&lt;MAX; i++) </text:p>
      <text:p text:style-name="P8"><text:tab/>{ </text:p>
      <text:p text:style-name="P8"><text:tab/><text:tab/>floatValue0= 0.2 + 1.2; </text:p>
      <text:p text:style-name="P8"><text:tab/><text:tab/>floatValue1= 0.1 - 1.2; </text:p>
      <text:p text:style-name="P8"><text:tab/><text:tab/>floatValue2= 0.2 / 1.2; </text:p>
      <text:p text:style-name="P8"><text:tab/><text:tab/>floatValue3= 0.3 * 1.2; </text:p>
      <text:p text:style-name="P8"><text:tab/><text:tab/>floatValue4= 0.4 + 1.2; </text:p>
      <text:p text:style-name="P8"><text:tab/><text:tab/>floatValue5= 0.5 - 1.2; </text:p>
      <text:p text:style-name="P8"><text:soft-page-break/><text:tab/><text:tab/>floatValue6= 0.6 / 1.2; </text:p>
      <text:p text:style-name="P8"><text:tab/><text:tab/>floatValue7= 0.7 * 1.2; </text:p>
      <text:p text:style-name="P8"><text:tab/><text:tab/>floatValue8= 0.8 + 1.2; </text:p>
      <text:p text:style-name="P8"><text:tab/><text:tab/>floatValue9= 0.9 - 1.2; </text:p>
      <text:p text:style-name="P8"><text:tab/><text:tab/>floatValue0= 0.2 + 1.2; </text:p>
      <text:p text:style-name="P8"><text:tab/><text:tab/>floatValue1= 0.1 - 1.2; </text:p>
      <text:p text:style-name="P8"><text:tab/><text:tab/>floatValue2= 0.2 / 1.2; </text:p>
      <text:p text:style-name="P8"><text:tab/><text:tab/>floatValue3= 0.3 * 1.2; </text:p>
      <text:p text:style-name="P8"><text:tab/><text:tab/>floatValue4= 0.4 + 1.2; </text:p>
      <text:p text:style-name="P8"><text:tab/><text:tab/>floatValue5= 0.5 - 1.2; </text:p>
      <text:p text:style-name="P8"><text:tab/><text:tab/>floatValue6= 0.6 / 1.2; </text:p>
      <text:p text:style-name="P8"><text:tab/><text:tab/>floatValue7= 0.7 * 1.2; </text:p>
      <text:p text:style-name="P8"><text:tab/><text:tab/>floatValue8= 0.8 + 1.2; </text:p>
      <text:p text:style-name="P8"><text:tab/><text:tab/>floatValue9= 0.9 - 1.2; </text:p>
      <text:p text:style-name="P8"><text:tab/><text:tab/>floatValue0= 0.0 + 1.2; </text:p>
      <text:p text:style-name="P8"><text:tab/><text:tab/>floatValue1= 0.1 - 1.2; </text:p>
      <text:p text:style-name="P8"><text:tab/><text:tab/>floatValue2= 0.2 / 1.2; </text:p>
      <text:p text:style-name="P8"><text:tab/><text:tab/>floatValue3= 0.3 * 1.2; </text:p>
      <text:p text:style-name="P8"><text:tab/><text:tab/>floatValue4= 0.4 + 1.2; </text:p>
      <text:p text:style-name="P8"><text:tab/><text:tab/>floatValue5= 0.5 - 1.2; </text:p>
      <text:p text:style-name="P8"><text:tab/><text:tab/>floatValue6= 0.6 / 1.2; </text:p>
      <text:p text:style-name="P8"><text:tab/><text:tab/>floatValue7= 0.7 * 1.2; </text:p>
      <text:p text:style-name="P8"><text:tab/><text:tab/>floatValue8= 0.8 + 1.2; </text:p>
      <text:p text:style-name="P8"><text:tab/><text:tab/>floatValue9= 0.9 - 1.2; </text:p>
      <text:p text:style-name="P8"><text:tab/><text:tab/>floatValue0= 0.0 + 1.2; </text:p>
      <text:p text:style-name="P8"><text:tab/><text:tab/>floatValue1= 0.1 - 1.2; </text:p>
      <text:p text:style-name="P8"><text:tab/><text:tab/>floatValue2= 0.2 / 1.2; </text:p>
      <text:p text:style-name="P8"><text:tab/><text:tab/>floatValue3= 0.3 * 1.2; </text:p>
      <text:p text:style-name="P8"><text:tab/><text:tab/>floatValue4= 0.4 + 1.2; </text:p>
      <text:p text:style-name="P8"><text:tab/><text:tab/>floatValue5= 0.5 - 1.2; </text:p>
      <text:p text:style-name="P8"><text:soft-page-break/><text:tab/><text:tab/>floatValue6= 0.6 / 1.2; </text:p>
      <text:p text:style-name="P8"><text:tab/><text:tab/>floatValue7= 0.7 * 1.2; </text:p>
      <text:p text:style-name="P8"><text:tab/><text:tab/>floatValue8= 0.8 + 1.2; </text:p>
      <text:p text:style-name="P8"><text:tab/><text:tab/>floatValue9= 0.9 - 1.2; </text:p>
      <text:p text:style-name="P8"><text:tab/>} </text:p>
      <text:p text:style-name="P8"/>
      <text:p text:style-name="P8"><text:tab/>return NULL; </text:p>
      <text:p text:style-name="P8">} </text:p>
      <text:p text:style-name="P8"/>
      <text:p text:style-name="P8">void *threadCPUSamples(void *th) </text:p>
      <text:p text:style-name="P8">{ </text:p>
      <text:p text:style-name="P8">//<text:tab/>clock_t start, end; </text:p>
      <text:p text:style-name="P8"/>
      <text:p text:style-name="P8"><text:tab/>time_t start, end; </text:p>
      <text:p text:style-name="P8"><text:tab/>double total, diff; </text:p>
      <text:p text:style-name="P8"><text:s text:c="3"/><text:tab/>int i=0; </text:p>
      <text:p text:style-name="P8"><text:tab/>int id, intValue1,intValue2,intValue3,intValue4,intValue5,intValue6,intValue7,intValue8,intValue9,intValue0; </text:p>
      <text:p text:style-name="P8"><text:tab/>float floatValue0,floatValue1,floatValue2,floatValue3,floatValue4,floatValue5,floatValue6,floatValue7,floatValue8,floatValue9;<text:tab/> </text:p>
      <text:p text:style-name="P8"><text:tab/>int sampleCount,opsCount; </text:p>
      <text:p text:style-name="P8"><text:tab/>id = *((int *) th); </text:p>
      <text:p text:style-name="P8"/>
      <text:p text:style-name="P8"><text:tab/>sampleCount=0; </text:p>
      <text:p text:style-name="P8"><text:tab/>opsCount=0; </text:p>
      <text:p text:style-name="P8"><text:tab/>total=0; </text:p>
      <text:p text:style-name="P8"><text:tab/>//Running Integer operations for 600 Samples </text:p>
      <text:p text:style-name="P8"/>
      <text:p text:style-name="P8"><text:tab/>time(&amp;start); </text:p>
      <text:p text:style-name="P8"><text:s text:c="3"/><text:tab/>while(i!=1) </text:p>
      <text:p text:style-name="P8"><text:soft-page-break/><text:s text:c="3"/><text:tab/>{ </text:p>
      <text:p text:style-name="P8"><text:tab/><text:tab/>intValue0 = 8 + 2; </text:p>
      <text:p text:style-name="P8"><text:tab/><text:tab/>intValue1 = 3 - 2; </text:p>
      <text:p text:style-name="P8"><text:tab/><text:tab/>intValue2 = 2 * 2; </text:p>
      <text:p text:style-name="P8"><text:tab/><text:tab/>intValue3 = 3 / 2; </text:p>
      <text:p text:style-name="P8"><text:tab/><text:tab/>intValue4 = 4 + 2; </text:p>
      <text:p text:style-name="P8"><text:tab/><text:tab/>intValue5 = 5 - 2; </text:p>
      <text:p text:style-name="P8"><text:tab/><text:tab/>intValue6 = 6 * 2; </text:p>
      <text:p text:style-name="P8"><text:tab/><text:tab/>intValue7 = 7 / 2; </text:p>
      <text:p text:style-name="P8"><text:tab/><text:tab/>intValue8 = 8 + 2; </text:p>
      <text:p text:style-name="P8"><text:tab/><text:tab/>intValue9 = 9 - 2; </text:p>
      <text:p text:style-name="P8"><text:tab/><text:tab/>intValue0 = 8 + 2; </text:p>
      <text:p text:style-name="P8"><text:tab/><text:tab/>intValue1 = 3 - 2; </text:p>
      <text:p text:style-name="P8"><text:tab/><text:tab/>intValue2 = 2 * 2; </text:p>
      <text:p text:style-name="P8"><text:tab/><text:tab/>intValue3 = 3 / 2; </text:p>
      <text:p text:style-name="P8"><text:tab/><text:tab/>intValue4 = 4 + 2; </text:p>
      <text:p text:style-name="P8"><text:tab/><text:tab/>intValue5 = 5 - 2; </text:p>
      <text:p text:style-name="P8"><text:tab/><text:tab/>intValue6 = 6 * 2; </text:p>
      <text:p text:style-name="P8"><text:tab/><text:tab/>intValue7 = 7 / 2; </text:p>
      <text:p text:style-name="P8"><text:tab/><text:tab/>intValue8 = 8 + 2; </text:p>
      <text:p text:style-name="P8"><text:tab/><text:tab/>intValue9 = 9 - 2; </text:p>
      <text:p text:style-name="P8"><text:tab/><text:tab/>intValue0 = 8 + 2; </text:p>
      <text:p text:style-name="P8"><text:tab/><text:tab/>intValue1 = 3 - 2; </text:p>
      <text:p text:style-name="P8"><text:tab/><text:tab/>intValue2 = 2 * 2; </text:p>
      <text:p text:style-name="P8"><text:tab/><text:tab/>intValue3 = 3 / 2; </text:p>
      <text:p text:style-name="P8"/>
      <text:p text:style-name="P8"><text:tab/><text:tab/>time(&amp;end); </text:p>
      <text:p text:style-name="P8"/>
      <text:p text:style-name="P8"><text:tab/><text:tab/>diff = difftime(end, start); </text:p>
      <text:p text:style-name="P8"><text:tab/><text:tab/>opsCount=opsCount+27; </text:p>
      <text:p text:style-name="P8"><text:soft-page-break/><text:tab/><text:tab/>if(diff&gt;=1) </text:p>
      <text:p text:style-name="P8"><text:tab/><text:tab/>{ </text:p>
      <text:p text:style-name="P8"><text:tab/><text:tab/><text:tab/>time(&amp;start); </text:p>
      <text:p text:style-name="P8"><text:tab/><text:tab/><text:tab/>// Recording sample </text:p>
      <text:p text:style-name="P8"><text:tab/><text:tab/><text:tab/>iopsSamples[id][sampleCount]=opsCount; </text:p>
      <text:p text:style-name="P8"><text:tab/><text:tab/><text:tab/>sampleCount++; </text:p>
      <text:p text:style-name="P8"><text:tab/><text:tab/><text:tab/>opsCount=6; </text:p>
      <text:p text:style-name="P8"><text:tab/><text:tab/><text:tab/>total=total+diff; </text:p>
      <text:p text:style-name="P8"><text:tab/><text:tab/><text:tab/>if(total&gt;=600||sampleCount==600) </text:p>
      <text:p text:style-name="P8"><text:tab/><text:tab/><text:tab/><text:tab/>i=1; </text:p>
      <text:p text:style-name="P8"><text:tab/><text:tab/>} </text:p>
      <text:p text:style-name="P8"><text:s text:c="3"/><text:tab/>}<text:tab/> </text:p>
      <text:p text:style-name="P8"/>
      <text:p text:style-name="P8"><text:tab/>printf("\nSeconds :%f\t id: %d",total,id); </text:p>
      <text:p text:style-name="P8"><text:tab/> </text:p>
      <text:p text:style-name="P8"><text:tab/>sampleCount=0; </text:p>
      <text:p text:style-name="P8"><text:tab/>opsCount=0; </text:p>
      <text:p text:style-name="P8"><text:tab/>total=0; </text:p>
      <text:p text:style-name="P8"><text:tab/>i=0; </text:p>
      <text:p text:style-name="P8"><text:tab/>//Running Floating point operations for 600 Samples </text:p>
      <text:p text:style-name="P8"><text:tab/>time(&amp;start); </text:p>
      <text:p text:style-name="P8"><text:s text:c="3"/><text:tab/>while(i!=1) </text:p>
      <text:p text:style-name="P8"><text:s text:c="3"/><text:tab/>{ </text:p>
      <text:p text:style-name="P8"><text:tab/><text:tab/>floatValue0= 0.2 + 1.2; </text:p>
      <text:p text:style-name="P8"><text:tab/><text:tab/>floatValue1= 0.1 - 1.2; </text:p>
      <text:p text:style-name="P8"><text:tab/><text:tab/>floatValue2= 0.2 / 1.2; </text:p>
      <text:p text:style-name="P8"><text:tab/><text:tab/>floatValue3= 0.3 * 1.2; </text:p>
      <text:p text:style-name="P8"><text:tab/><text:tab/>floatValue4= 0.4 + 1.2; </text:p>
      <text:p text:style-name="P8"><text:tab/><text:tab/>floatValue5= 0.5 - 1.2; </text:p>
      <text:p text:style-name="P8"><text:tab/><text:tab/>floatValue6= 0.6 / 1.2; </text:p>
      <text:p text:style-name="P8"><text:soft-page-break/><text:tab/><text:tab/>floatValue7= 0.7 * 1.2; </text:p>
      <text:p text:style-name="P8"><text:tab/><text:tab/>floatValue8= 0.8 + 1.2; </text:p>
      <text:p text:style-name="P8"><text:tab/><text:tab/>floatValue9= 0.9 - 1.2; </text:p>
      <text:p text:style-name="P8"><text:tab/><text:tab/>floatValue0= 0.2 + 1.2; </text:p>
      <text:p text:style-name="P8"><text:tab/><text:tab/>floatValue1= 0.1 - 1.2; </text:p>
      <text:p text:style-name="P8"><text:tab/><text:tab/>floatValue2= 0.2 / 1.2; </text:p>
      <text:p text:style-name="P8"><text:tab/><text:tab/>floatValue3= 0.3 * 1.2; </text:p>
      <text:p text:style-name="P8"><text:tab/><text:tab/>time(&amp;end); </text:p>
      <text:p text:style-name="P8"><text:tab/> <text:s text:c="2"/><text:tab/>diff = difftime(end,start); </text:p>
      <text:p text:style-name="P8"><text:tab/><text:tab/>opsCount=opsCount+17; </text:p>
      <text:p text:style-name="P8"><text:tab/><text:tab/>if(diff&gt;=1) </text:p>
      <text:p text:style-name="P8"><text:tab/><text:tab/>{ </text:p>
      <text:p text:style-name="P8"><text:tab/><text:tab/><text:tab/>// Recording number of operations </text:p>
      <text:p text:style-name="P8"><text:tab/><text:tab/><text:tab/>time(&amp;start); </text:p>
      <text:p text:style-name="P8"><text:tab/><text:tab/><text:tab/>flopsSamples[id][sampleCount]=opsCount+6; </text:p>
      <text:p text:style-name="P8"><text:tab/><text:tab/><text:tab/>sampleCount++; </text:p>
      <text:p text:style-name="P8"><text:tab/><text:tab/><text:tab/>opsCount=0; </text:p>
      <text:p text:style-name="P8"><text:tab/><text:tab/><text:tab/>total=total+diff; </text:p>
      <text:p text:style-name="P8"><text:tab/><text:tab/><text:tab/>if(total&gt;=600||sampleCount==600) </text:p>
      <text:p text:style-name="P8"><text:tab/><text:tab/><text:tab/>{ </text:p>
      <text:p text:style-name="P8"><text:tab/><text:tab/><text:tab/><text:tab/>i=1; </text:p>
      <text:p text:style-name="P8"><text:tab/><text:tab/><text:tab/>} </text:p>
      <text:p text:style-name="P8"><text:tab/><text:tab/>} </text:p>
      <text:p text:style-name="P8"><text:s text:c="3"/><text:tab/>} </text:p>
      <text:p text:style-name="P8"><text:tab/>printf("\nSeonds :%f\tThreadId: %d", total, id); </text:p>
      <text:p text:style-name="P8"><text:tab/>return NULL; </text:p>
      <text:p text:style-name="P8">} </text:p>
      <text:p text:style-name="P8"/>
      <text:p text:style-name="P8">int main() </text:p>
      <text:p text:style-name="P8">{ </text:p>
      <text:p text:style-name="P8"><text:soft-page-break/><text:tab/>int i,j, concurrentThreads=1, threadID[7],id=0; </text:p>
      <text:p text:style-name="P8"><text:tab/>clock_t start, end; </text:p>
      <text:p text:style-name="P8"><text:tab/>double total, diff; </text:p>
      <text:p text:style-name="P8"/>
      <text:p text:style-name="P8"><text:tab/>//Calculating IOPS and FLOPS </text:p>
      <text:p text:style-name="P8"><text:tab/>for(i=1; i&lt;=3; i++) </text:p>
      <text:p text:style-name="P8"><text:tab/>{ </text:p>
      <text:p text:style-name="P8"><text:tab/><text:tab/>printf("\n\nExecuting %d thread(s)\n",concurrentThreads); </text:p>
      <text:p text:style-name="P8"><text:tab/><text:tab/>pthread_t threads[concurrentThreads]; </text:p>
      <text:p text:style-name="P8"><text:tab/><text:tab/>int thread, j; </text:p>
      <text:p text:style-name="P8"/>
      <text:p text:style-name="P8"><text:tab/><text:tab/>//Initializing Threads for IOPS </text:p>
      <text:p text:style-name="P8"><text:tab/><text:tab/>start=clock(); </text:p>
      <text:p text:style-name="P8"><text:tab/><text:tab/>for (j=0; j&lt;concurrentThreads; j++) </text:p>
      <text:p text:style-name="P8"><text:tab/><text:tab/>{ </text:p>
      <text:p text:style-name="P8"><text:tab/><text:tab/><text:tab/>printf("\nThread %d integer", id); </text:p>
      <text:p text:style-name="P8"><text:tab/><text:tab/><text:tab/>threadID[id]=id; </text:p>
      <text:p text:style-name="P8"><text:tab/><text:tab/><text:tab/>thread = pthread_create(&amp;threads[j], NULL, threadIops, (void *) &amp;threadID[id]); </text:p>
      <text:p text:style-name="P8"><text:tab/><text:tab/><text:tab/>id++; </text:p>
      <text:p text:style-name="P8"><text:tab/><text:tab/>} </text:p>
      <text:p text:style-name="P8"><text:tab/><text:tab/>//Executing IOPS threads simultaneously </text:p>
      <text:p text:style-name="P8"><text:tab/><text:tab/>for (j=0; j&lt;concurrentThreads; j++) </text:p>
      <text:p text:style-name="P8"><text:tab/><text:tab/>{ </text:p>
      <text:p text:style-name="P8"><text:tab/><text:tab/><text:tab/>thread = pthread_join(threads[j], NULL); </text:p>
      <text:p text:style-name="P8"><text:tab/><text:tab/>} </text:p>
      <text:p text:style-name="P8"><text:tab/><text:tab/>end=clock(); </text:p>
      <text:p text:style-name="P8"><text:tab/><text:tab/>diff=(double)(end-start)/(CLOCKS_PER_SEC*concurrentThreads); </text:p>
      <text:p text:style-name="P8"><text:tab/><text:tab/>totalIops[i-1]=40*(double)MAX/diff; </text:p>
      <text:p text:style-name="P8"><text:tab/><text:tab/>id=0; </text:p>
      <text:p text:style-name="P8"><text:tab/><text:tab/>//Initializing Threads for FLOPS </text:p>
      <text:p text:style-name="P8"><text:soft-page-break/><text:tab/><text:tab/>start=clock(); </text:p>
      <text:p text:style-name="P8"><text:tab/><text:tab/>for (j=0; j&lt;concurrentThreads; j++) </text:p>
      <text:p text:style-name="P8"><text:tab/><text:tab/>{ </text:p>
      <text:p text:style-name="P8"><text:tab/><text:tab/><text:tab/>printf("\nThread %d float", id); </text:p>
      <text:p text:style-name="P8"><text:tab/><text:tab/><text:tab/>threadID[id]=id; </text:p>
      <text:p text:style-name="P8"><text:tab/><text:tab/><text:tab/>thread = pthread_create(&amp;threads[j], NULL, threadFlops, (void *) &amp;threadID[id]); </text:p>
      <text:p text:style-name="P8"><text:tab/><text:tab/><text:tab/>id++; </text:p>
      <text:p text:style-name="P8"><text:tab/><text:tab/>} </text:p>
      <text:p text:style-name="P8"><text:tab/><text:tab/>//Executing FLOPS threads simultaneously </text:p>
      <text:p text:style-name="P8"><text:tab/><text:tab/>for (j=0; j&lt;concurrentThreads; j++) </text:p>
      <text:p text:style-name="P8"><text:tab/><text:tab/>{ </text:p>
      <text:p text:style-name="P8"><text:tab/><text:tab/><text:tab/>thread = pthread_join(threads[j], NULL); </text:p>
      <text:p text:style-name="P8"><text:tab/><text:tab/>} </text:p>
      <text:p text:style-name="P8"><text:tab/><text:tab/>end=clock(); </text:p>
      <text:p text:style-name="P8"><text:tab/><text:tab/>diff=(double)(end-start)/(CLOCKS_PER_SEC*concurrentThreads); </text:p>
      <text:p text:style-name="P8"><text:tab/><text:tab/>totalFlops[i-1]=40*(double)MAX/diff; </text:p>
      <text:p text:style-name="P8"/>
      <text:p text:style-name="P8"><text:tab/><text:tab/>concurrentThreads=concurrentThreads*2; </text:p>
      <text:p text:style-name="P8"><text:tab/>} </text:p>
      <text:p text:style-name="P8"/>
      <text:p text:style-name="P8"><text:tab/>//Displaying IOPS, GIOPS, FLOPS, GFLOPS </text:p>
      <text:p text:style-name="P8"><text:tab/>printf("\nThreads\tFLOPS\tGFLOPS\tIOPS\tGIOPS"); </text:p>
      <text:p text:style-name="P8"><text:tab/>int threadCount=1; </text:p>
      <text:p text:style-name="P8"><text:tab/>for(i=0; i&lt;3; i++){<text:tab/><text:tab/> </text:p>
      <text:p text:style-name="P8"><text:tab/><text:tab/>totalFlops[i]=totalFlops[i]; </text:p>
      <text:p text:style-name="P8"><text:tab/><text:tab/>totalIops[i]=totalIops[i]; </text:p>
      <text:p text:style-name="P8"><text:tab/><text:tab/>printf("\n%d\t%lf\t%lf\t%lf\t%lf",threadCount, totalFlops[i], totalFlops[i]/1000000000, totalIops[i], totalIops[i]/1000000000); </text:p>
      <text:p text:style-name="P8"><text:tab/><text:tab/>threadCount=threadCount*2; </text:p>
      <text:p text:style-name="P8"><text:soft-page-break/><text:tab/>} </text:p>
      <text:p text:style-name="P8"/>
      <text:p text:style-name="P8"><text:tab/>int sampleThread,sampleId[4]; </text:p>
      <text:p text:style-name="P8"><text:tab/>//Collecting 600 Samples<text:tab/> </text:p>
      <text:p text:style-name="P8"><text:tab/>pthread_t sampleThreads[4]; </text:p>
      <text:p text:style-name="P8"><text:tab/>printf("\nTaking 600 Samples\n(600*2seconds=20 minutes)"); </text:p>
      <text:p text:style-name="P8"><text:tab/>//Executing threads simultaneously </text:p>
      <text:p text:style-name="P8"><text:tab/>for (j=0; j&lt;4; j++) </text:p>
      <text:p text:style-name="P8"><text:tab/>{ </text:p>
      <text:p text:style-name="P8"><text:tab/><text:tab/>sampleId[j]=j; </text:p>
      <text:p text:style-name="P8"><text:tab/><text:tab/>sampleThread = pthread_create(&amp;sampleThreads[j], NULL, threadCPUSamples, (void *) &amp;sampleId[j]); </text:p>
      <text:p text:style-name="P8"><text:tab/>} </text:p>
      <text:p text:style-name="P8"><text:tab/>//Waiting for all threads to join </text:p>
      <text:p text:style-name="P8"><text:tab/>for (j=0; j&lt;4; j++) </text:p>
      <text:p text:style-name="P8"><text:tab/>{ </text:p>
      <text:p text:style-name="P8"><text:tab/><text:tab/>sampleThread = pthread_join(sampleThreads[j], NULL); </text:p>
      <text:p text:style-name="P8"><text:tab/>} </text:p>
      <text:p text:style-name="P8"/>
      <text:p text:style-name="P8"><text:tab/>//Displaying 600 IOPS and GFLOPS </text:p>
      <text:p text:style-name="P8"><text:tab/>printf("\n600 Samples :\nSample\tIOPS\tGIOPS\tFLOPS\tGFLOPS"); </text:p>
      <text:p text:style-name="P8"><text:tab/>for(j=0;j&lt;600;j++) </text:p>
      <text:p text:style-name="P8"><text:tab/>{ </text:p>
      <text:p text:style-name="P8"><text:tab/><text:tab/>iops[j]=0.0; </text:p>
      <text:p text:style-name="P8"><text:tab/><text:tab/>flops[j]=0.0; </text:p>
      <text:p text:style-name="P8"><text:tab/><text:tab/>printf("\n%d",j+1); </text:p>
      <text:p text:style-name="P8"><text:tab/><text:tab/>for(i=0; i&lt;4; i++) </text:p>
      <text:p text:style-name="P8"><text:tab/><text:tab/>{ </text:p>
      <text:p text:style-name="P8"><text:tab/><text:tab/><text:tab/>iops[j]=iops[j]+iopsSamples[i][j]; </text:p>
      <text:p text:style-name="P8"><text:tab/><text:tab/><text:tab/>flops[j]=flops[j]+flopsSamples[i][j]; </text:p>
      <text:p text:style-name="P8"><text:soft-page-break/><text:tab/><text:tab/>} </text:p>
      <text:p text:style-name="P8"><text:tab/><text:tab/>printf("\t%lf\t%lf\t%lf\t%lf",iops[j],iops[j]/1000000000,flops[j],flops[j]/1000000000); </text:p>
      <text:p text:style-name="P8"><text:tab/>} </text:p>
      <text:p text:style-name="P8"/>
      <text:p text:style-name="P8"><text:tab/>printf("\nThank you!\n"); </text:p>
      <text:p text:style-name="P8"><text:tab/>return 1; </text:p>
      <text:p text:style-name="P8">} </text:p>
      <text:p text:style-name="P4"/>
      <text:p text:style-name="P11"><text:span text:style-name="T8">2</text:span>. <text:span text:style-name="T7">MEMORYBenchmark.c</text:span></text:p>
      <text:p text:style-name="P8">//<text:tab/>Ms. Sampada L. Pingale </text:p>
      <text:p text:style-name="P8">//<text:tab/>A20361180 </text:p>
      <text:p text:style-name="P8"/>
      <text:p text:style-name="P8">#include&lt;stdio.h&gt; </text:p>
      <text:p text:style-name="P8">#include&lt;math.h&gt; </text:p>
      <text:p text:style-name="P8">#include&lt;stdlib.h&gt; </text:p>
      <text:p text:style-name="P8">#include&lt;time.h&gt; </text:p>
      <text:p text:style-name="P8">#include&lt;pthread.h&gt; </text:p>
      <text:p text:style-name="P8"/>
      <text:p text:style-name="P8">#define BYTE 1 </text:p>
      <text:p text:style-name="P8">#define KBYTE 1024 </text:p>
      <text:p text:style-name="P8">#define MBYTE 1048576 </text:p>
      <text:p text:style-name="P8">#define MAX 1024*1024*100 </text:p>
      <text:p text:style-name="P8">clock_t start, end; </text:p>
      <text:p text:style-name="P8">struct ThreadParams { </text:p>
      <text:p text:style-name="P8"><text:s text:c="4"/>int size, sequential, id, threads, iterations; </text:p>
      <text:p text:style-name="P8">}; </text:p>
      <text:p text:style-name="P8">double threadTime[2]; </text:p>
      <text:p text:style-name="P8">void *memoryThread(void *p) </text:p>
      <text:p text:style-name="P8">{ </text:p>
      <text:p text:style-name="P8"><text:tab/>struct ThreadParams params = *((struct ThreadParams*)p); </text:p>
      <text:p text:style-name="P8"><text:soft-page-break/><text:tab/>//Declaring variables </text:p>
      <text:p text:style-name="P8"><text:tab/>char *src,*dest,d; </text:p>
      <text:p text:style-name="P8"><text:tab/>int i,j; </text:p>
      <text:p text:style-name="P8"><text:tab/>src=(char *) malloc(MAX*sizeof (char)); </text:p>
      <text:p text:style-name="P8"><text:tab/>dest=(char *) malloc(MAX*sizeof (char));<text:tab/> </text:p>
      <text:p text:style-name="P8"/>
      <text:p text:style-name="P8"><text:tab/>//performing random OR sequential operations </text:p>
      <text:p text:style-name="P8"><text:tab/>if(params.sequential==1) </text:p>
      <text:p text:style-name="P8"><text:tab/>{ </text:p>
      <text:p text:style-name="P8"><text:tab/><text:tab/>//Sequential operations<text:tab/><text:tab/> </text:p>
      <text:p text:style-name="P8"><text:tab/><text:tab/>start=clock(); </text:p>
      <text:p text:style-name="P8"><text:tab/><text:tab/>for(i=0;i&lt;params.iterations;i++) </text:p>
      <text:p text:style-name="P8"><text:tab/><text:tab/>{ </text:p>
      <text:p text:style-name="P8"><text:tab/><text:tab/><text:tab/>memcpy(dest+(i*params.size),src+(i*params.size),(params.size*sizeof(char))); </text:p>
      <text:p text:style-name="P8"><text:tab/><text:tab/>} </text:p>
      <text:p text:style-name="P8"><text:tab/><text:tab/>end=clock(); </text:p>
      <text:p text:style-name="P8"><text:tab/>} </text:p>
      <text:p text:style-name="P8"><text:tab/>else </text:p>
      <text:p text:style-name="P8"><text:tab/>{ </text:p>
      <text:p text:style-name="P8"><text:tab/><text:tab/>int location; </text:p>
      <text:p text:style-name="P8"><text:tab/><text:tab/>//Random operations </text:p>
      <text:p text:style-name="P8"><text:tab/><text:tab/>start=clock(); </text:p>
      <text:p text:style-name="P8"><text:tab/><text:tab/>for(i=0; i&lt;params.iterations; i++) </text:p>
      <text:p text:style-name="P8"><text:tab/><text:tab/>{ </text:p>
      <text:p text:style-name="P8"><text:tab/><text:tab/><text:tab/>memcpy(dest+((i*params.size)%(MAX-1)),src+(rand()%(MAX-1-params.size)),(sizeof(char)*params.size)); </text:p>
      <text:p text:style-name="P8"><text:tab/><text:tab/>} </text:p>
      <text:p text:style-name="P8"><text:tab/><text:tab/>end=clock(); </text:p>
      <text:p text:style-name="P8"><text:tab/>} </text:p>
      <text:p text:style-name="P8"><text:tab/>threadTime[params.id]=end-start; </text:p>
      <text:p text:style-name="P8"><text:soft-page-break/><text:s/></text:p>
      <text:p text:style-name="P8"><text:tab/>free(src); </text:p>
      <text:p text:style-name="P8"><text:tab/>free(dest); </text:p>
      <text:p text:style-name="P8"/>
      <text:p text:style-name="P8">} </text:p>
      <text:p text:style-name="P8"/>
      <text:p text:style-name="P8">void readParams(struct ThreadParams *param, int size, int sequential, int id, int threads) { </text:p>
      <text:p text:style-name="P8"><text:tab/>if(size==1){ </text:p>
      <text:p text:style-name="P8"><text:tab/><text:tab/>param-&gt;size=BYTE; </text:p>
      <text:p text:style-name="P8"><text:tab/><text:tab/>param-&gt;iterations=1000000; </text:p>
      <text:p text:style-name="P8"><text:tab/>} </text:p>
      <text:p text:style-name="P8"><text:tab/>if(size==2) </text:p>
      <text:p text:style-name="P8"><text:tab/>{ </text:p>
      <text:p text:style-name="P8"><text:tab/><text:tab/>param-&gt;size=KBYTE; </text:p>
      <text:p text:style-name="P8"><text:tab/><text:tab/>param-&gt;iterations=10000; </text:p>
      <text:p text:style-name="P8"><text:tab/>} </text:p>
      <text:p text:style-name="P8"><text:tab/>if(size==3) </text:p>
      <text:p text:style-name="P8"><text:tab/>{ </text:p>
      <text:p text:style-name="P8"><text:tab/><text:tab/>param-&gt;size=MBYTE; </text:p>
      <text:p text:style-name="P8"><text:tab/><text:tab/>param-&gt;iterations=100; </text:p>
      <text:p text:style-name="P8"><text:tab/>} </text:p>
      <text:p text:style-name="P8"><text:tab/>param-&gt;id=id; </text:p>
      <text:p text:style-name="P8"><text:tab/>param-&gt;threads=threads; </text:p>
      <text:p text:style-name="P8"><text:tab/>param-&gt;sequential=sequential; </text:p>
      <text:p text:style-name="P8">} </text:p>
      <text:p text:style-name="P8"/>
      <text:p text:style-name="P8"/>
      <text:p text:style-name="P8">int main(){ </text:p>
      <text:p text:style-name="P8"/>
      <text:p text:style-name="P8"><text:tab/>struct ThreadParams param[2]; </text:p>
      <text:p text:style-name="P8"><text:soft-page-break/><text:tab/>int seq, expCount=0, size, threadsCount, thread, threadID[2], j, operations, divisionFactor, mem; </text:p>
      <text:p text:style-name="P8"><text:tab/>pthread_t threads[2]; </text:p>
      <text:p text:style-name="P8"><text:tab/>double diff, throughput, latency; </text:p>
      <text:p text:style-name="P8"><text:tab/>printf("\nThreads\tBlock Size\tAccess Type\tThroughput(mbps)\tLatency(ms)"); </text:p>
      <text:p text:style-name="P8"><text:tab/>for(seq=0;seq&lt;2;seq++) </text:p>
      <text:p text:style-name="P8"><text:tab/>{ </text:p>
      <text:p text:style-name="P8"><text:tab/><text:tab/>for(size=1;size&lt;=3;size++) </text:p>
      <text:p text:style-name="P8"><text:tab/><text:tab/>{ </text:p>
      <text:p text:style-name="P8"><text:tab/><text:tab/><text:tab/>for(threadsCount=0;threadsCount&lt;2;threadsCount++) </text:p>
      <text:p text:style-name="P8"><text:tab/><text:tab/><text:tab/>{ </text:p>
      <text:p text:style-name="P8"><text:tab/><text:tab/><text:tab/><text:tab/>threadTime[0]=0.0; </text:p>
      <text:p text:style-name="P8"><text:tab/><text:tab/><text:tab/><text:tab/>threadTime[1]=0.0; </text:p>
      <text:p text:style-name="P8"><text:tab/><text:tab/><text:tab/><text:tab/>for (j=0; j&lt;=threadsCount; j++) </text:p>
      <text:p text:style-name="P8"><text:tab/><text:tab/><text:tab/><text:tab/>{ </text:p>
      <text:p text:style-name="P8"><text:tab/><text:tab/><text:tab/><text:tab/><text:tab/>readParams(&amp;param[j], size, seq, j, threadsCount+1); </text:p>
      <text:p text:style-name="P8"><text:tab/><text:tab/><text:tab/><text:tab/><text:tab/>thread = pthread_create(&amp;threads[j], NULL, memoryThread, (void *) &amp;param[j]); </text:p>
      <text:p text:style-name="P8"><text:tab/><text:tab/><text:tab/><text:tab/>} </text:p>
      <text:p text:style-name="P8"><text:tab/><text:tab/><text:tab/><text:tab/>for (j=0; j&lt;=threadsCount; j++) </text:p>
      <text:p text:style-name="P8"><text:tab/><text:tab/><text:tab/><text:tab/>{ </text:p>
      <text:p text:style-name="P8"><text:tab/><text:tab/><text:tab/><text:tab/><text:tab/>thread = pthread_join(threads[j], NULL); </text:p>
      <text:p text:style-name="P8"><text:tab/><text:tab/><text:tab/><text:tab/>} </text:p>
      <text:p text:style-name="P8"><text:tab/><text:tab/><text:tab/><text:tab/>if(size==1){ </text:p>
      <text:p text:style-name="P8"><text:tab/><text:tab/><text:tab/><text:tab/><text:tab/>mem=BYTE; </text:p>
      <text:p text:style-name="P8"><text:tab/><text:tab/><text:tab/><text:tab/><text:tab/>operations=1000000; </text:p>
      <text:p text:style-name="P8"><text:tab/><text:tab/><text:tab/><text:tab/><text:tab/>divisionFactor=1024*1024; </text:p>
      <text:p text:style-name="P8"><text:tab/><text:tab/><text:tab/><text:tab/>} </text:p>
      <text:p text:style-name="P8"><text:tab/><text:tab/><text:tab/><text:tab/>if(size==2) </text:p>
      <text:p text:style-name="P8"><text:tab/><text:tab/><text:tab/><text:tab/>{ </text:p>
      <text:p text:style-name="P8"><text:soft-page-break/><text:tab/><text:tab/><text:tab/><text:tab/><text:tab/>mem=KBYTE; </text:p>
      <text:p text:style-name="P8"><text:tab/><text:tab/><text:tab/><text:tab/><text:tab/>operations=10000; </text:p>
      <text:p text:style-name="P8"><text:tab/><text:tab/><text:tab/><text:tab/><text:tab/>divisionFactor=1024; </text:p>
      <text:p text:style-name="P8"><text:tab/><text:tab/><text:tab/><text:tab/>} </text:p>
      <text:p text:style-name="P8"><text:tab/><text:tab/><text:tab/><text:tab/>if(size==3) </text:p>
      <text:p text:style-name="P8"><text:tab/><text:tab/><text:tab/><text:tab/>{ </text:p>
      <text:p text:style-name="P8"><text:tab/><text:tab/><text:tab/><text:tab/><text:tab/>mem=MBYTE; </text:p>
      <text:p text:style-name="P8"><text:tab/><text:tab/><text:tab/><text:tab/><text:tab/>operations=100; </text:p>
      <text:p text:style-name="P8"><text:tab/><text:tab/><text:tab/><text:tab/><text:tab/>divisionFactor=1; </text:p>
      <text:p text:style-name="P8"><text:tab/><text:tab/><text:tab/><text:tab/>} </text:p>
      <text:p text:style-name="P8"><text:tab/><text:tab/><text:tab/><text:tab/>//Calculating average time taken by all threads </text:p>
      <text:p text:style-name="P8"><text:tab/><text:tab/><text:tab/><text:tab/>diff=(threadTime[0]+threadTime[1])/(2*CLOCKS_PER_SEC*(threadsCount+1)); </text:p>
      <text:p text:style-name="P8"><text:tab/><text:tab/><text:tab/><text:tab/>//Calculating latency by dividing <text:s/></text:p>
      <text:p text:style-name="P8"><text:tab/><text:tab/><text:tab/><text:tab/>latency=(diff*1000)/(operations*(threadsCount+1)*mem); </text:p>
      <text:p text:style-name="P8"><text:tab/><text:tab/><text:tab/><text:tab/>throughput=(operations*(threadsCount+1)*mem)/(diff*1024*1024); </text:p>
      <text:p text:style-name="P8"><text:tab/><text:tab/><text:tab/><text:tab/>//Displaying throughput and latency for all experiments </text:p>
      <text:p text:style-name="P8"><text:tab/><text:tab/><text:tab/><text:tab/>printf("\n%d\t%d\t",(threadsCount+1),mem); </text:p>
      <text:p text:style-name="P8"><text:tab/><text:tab/><text:tab/><text:tab/>if(seq==1) </text:p>
      <text:p text:style-name="P8"><text:tab/><text:tab/><text:tab/><text:tab/>printf("Sequential\t"); </text:p>
      <text:p text:style-name="P8"><text:tab/><text:tab/><text:tab/><text:tab/>else </text:p>
      <text:p text:style-name="P8"><text:tab/><text:tab/><text:tab/><text:tab/>printf("Random\t"); </text:p>
      <text:p text:style-name="P8"><text:tab/><text:tab/><text:tab/><text:tab/>printf("%lf\t%.20lf",throughput, latency); </text:p>
      <text:p text:style-name="P8"><text:tab/><text:tab/><text:tab/>} </text:p>
      <text:p text:style-name="P8"><text:tab/><text:tab/>} </text:p>
      <text:p text:style-name="P8"><text:tab/>} </text:p>
      <text:p text:style-name="P8"><text:tab/>printf("\nThank you!\n"); </text:p>
      <text:p text:style-name="P8"><text:tab/>return (1); </text:p>
      <text:p text:style-name="P8"/>
      <text:p text:style-name="P8">}</text:p>
      <text:p text:style-name="P7"><text:soft-page-break/><text:span text:style-name="T6">3</text:span><text:span text:style-name="T2">. DISKBenchmark.</text:span><text:span text:style-name="T6">c</text:span></text:p>
      <text:p text:style-name="P8">//<text:tab/>Ms. Sampada L. Pingale </text:p>
      <text:p text:style-name="P8">//<text:tab/>A20361180 </text:p>
      <text:p text:style-name="P8"/>
      <text:p text:style-name="P8">#include&lt;stdio.h&gt; </text:p>
      <text:p text:style-name="P8">#include&lt;math.h&gt; </text:p>
      <text:p text:style-name="P8">#include&lt;stdlib.h&gt; </text:p>
      <text:p text:style-name="P8">#include&lt;time.h&gt; </text:p>
      <text:p text:style-name="P8">#include&lt;pthread.h&gt; </text:p>
      <text:p text:style-name="P8">#include&lt;string.h&gt; </text:p>
      <text:p text:style-name="P8">double threadTime[2]; </text:p>
      <text:p text:style-name="P8">#define MAX 1024*1024*1000 </text:p>
      <text:p text:style-name="P8">#define BYTE 1 </text:p>
      <text:p text:style-name="P8">#define KBYTE 1024 </text:p>
      <text:p text:style-name="P8">#define MBYTE 1048576 </text:p>
      <text:p text:style-name="P8"/>
      <text:p text:style-name="P8">#define fileName "<text:span text:style-name="T9">I.pdf</text:span>" </text:p>
      <text:p text:style-name="P8"/>
      <text:p text:style-name="P8">char BUFFER[1024*1024]; </text:p>
      <text:p text:style-name="P8">double latency[2], throughput[2]; </text:p>
      <text:p text:style-name="P8">FILE *file; </text:p>
      <text:p text:style-name="P8">struct ThreadParams </text:p>
      <text:p text:style-name="P8">{ </text:p>
      <text:p text:style-name="P8"><text:s/>int sequential, iterations, read, size, id, threads; </text:p>
      <text:p text:style-name="P8">}; </text:p>
      <text:p text:style-name="P8">void readParams(struct ThreadParams *param, int size, int sequential, int id, int read, int threads) { </text:p>
      <text:p text:style-name="P8"><text:tab/>if(size==1){ </text:p>
      <text:p text:style-name="P8"><text:tab/><text:tab/>param-&gt;size=BYTE; </text:p>
      <text:p text:style-name="P8"><text:tab/><text:tab/>param-&gt;iterations=10000; </text:p>
      <text:p text:style-name="P8"><text:tab/>} </text:p>
      <text:p text:style-name="P8"><text:soft-page-break/><text:tab/>if(size==2) </text:p>
      <text:p text:style-name="P8"><text:tab/>{ </text:p>
      <text:p text:style-name="P8"><text:tab/><text:tab/>param-&gt;size=KBYTE; </text:p>
      <text:p text:style-name="P8"><text:tab/><text:tab/>param-&gt;iterations=10; </text:p>
      <text:p text:style-name="P8"><text:tab/>} </text:p>
      <text:p text:style-name="P8"><text:tab/>if(size==3) </text:p>
      <text:p text:style-name="P8"><text:tab/>{ </text:p>
      <text:p text:style-name="P8"><text:tab/><text:tab/>param-&gt;size=MBYTE; </text:p>
      <text:p text:style-name="P8"><text:tab/><text:tab/>param-&gt;iterations=2; </text:p>
      <text:p text:style-name="P8"><text:tab/>} </text:p>
      <text:p text:style-name="P8"><text:tab/>param-&gt;id=id; </text:p>
      <text:p text:style-name="P8"><text:tab/>param-&gt;threads=threads; </text:p>
      <text:p text:style-name="P8"><text:tab/>param-&gt;sequential=sequential; </text:p>
      <text:p text:style-name="P8">} </text:p>
      <text:p text:style-name="P8"/>
      <text:p text:style-name="P8"/>
      <text:p text:style-name="P8">void *diskThread(void *p) </text:p>
      <text:p text:style-name="P8">{ </text:p>
      <text:p text:style-name="P8"><text:tab/>struct timeval start, end; </text:p>
      <text:p text:style-name="P8"><text:tab/>struct ThreadParams params = *((struct ThreadParams*)p); </text:p>
      <text:p text:style-name="P8"><text:tab/>int i; </text:p>
      <text:p text:style-name="P8"><text:tab/>FILE *file; </text:p>
      <text:p text:style-name="P8"><text:tab/>char FILE_NAME[30]; </text:p>
      <text:p text:style-name="P8"><text:tab/>if(params.read!=1) </text:p>
      <text:p text:style-name="P8"><text:tab/>{ </text:p>
      <text:p text:style-name="P8"><text:tab/><text:tab/>//Write operations </text:p>
      <text:p text:style-name="P8"/>
      <text:p text:style-name="P8"><text:tab/><text:tab/>for(i=0;i&lt;1024*1024;i++) </text:p>
      <text:p text:style-name="P8"><text:tab/><text:tab/><text:tab/>BUFFER[i]='X'; </text:p>
      <text:p text:style-name="P8"><text:tab/><text:tab/>if(params.sequential==1) </text:p>
      <text:p text:style-name="P8"><text:soft-page-break/><text:tab/><text:tab/>{ </text:p>
      <text:p text:style-name="P8"><text:tab/><text:tab/><text:tab/>// Sequential Write </text:p>
      <text:p text:style-name="P8"><text:tab/><text:tab/><text:tab/>sprintf(FILE_NAME,"SEQUENTIAL_%dBYTES_%d.txt",params.size,params.id); </text:p>
      <text:p text:style-name="P8"><text:tab/><text:tab/><text:tab/>file=fopen(FILE_NAME,"w"); </text:p>
      <text:p text:style-name="P8"><text:tab/><text:tab/><text:tab/>gettimeofday(&amp;start, NULL); </text:p>
      <text:p text:style-name="P8"><text:tab/><text:tab/><text:tab/>for(i=0;i&lt;params.iterations;i++); </text:p>
      <text:p text:style-name="P8"><text:tab/><text:tab/><text:tab/>{ </text:p>
      <text:p text:style-name="P8"><text:tab/><text:tab/><text:tab/><text:tab/>fwrite(BUFFER,params.size,sizeof(char),file); </text:p>
      <text:p text:style-name="P8"><text:tab/><text:tab/><text:tab/>} </text:p>
      <text:p text:style-name="P8"><text:tab/><text:tab/><text:tab/>gettimeofday(&amp;end, NULL); </text:p>
      <text:p text:style-name="P8"><text:tab/><text:tab/>} </text:p>
      <text:p text:style-name="P8"><text:tab/><text:tab/>else{ </text:p>
      <text:p text:style-name="P8"><text:tab/><text:tab/><text:tab/>// Random Write </text:p>
      <text:p text:style-name="P8"><text:tab/><text:tab/><text:tab/>sprintf(FILE_NAME,"RANDOM_%dBYTES_%d.txt",params.size,params.id); </text:p>
      <text:p text:style-name="P8"><text:tab/><text:tab/><text:tab/>file=fopen(FILE_NAME,"w"); </text:p>
      <text:p text:style-name="P8"><text:tab/><text:tab/><text:tab/>gettimeofday(&amp;start, NULL); </text:p>
      <text:p text:style-name="P8"><text:tab/><text:tab/><text:tab/>long location; </text:p>
      <text:p text:style-name="P8"><text:tab/><text:tab/><text:tab/>for(i=0;i&lt;params.iterations;i++); </text:p>
      <text:p text:style-name="P8"><text:tab/><text:tab/><text:tab/>{ </text:p>
      <text:p text:style-name="P8"><text:tab/><text:tab/><text:tab/><text:tab/>location=(rand()% (1024*1024/params.size))*params.size; </text:p>
      <text:p text:style-name="P8"><text:tab/><text:tab/><text:tab/><text:tab/>fseek(file, location, SEEK_SET); </text:p>
      <text:p text:style-name="P8"><text:tab/><text:tab/><text:tab/><text:tab/>fwrite(BUFFER,params.size,sizeof(char),file); </text:p>
      <text:p text:style-name="P8"><text:tab/><text:tab/><text:tab/>} </text:p>
      <text:p text:style-name="P8"><text:tab/><text:tab/><text:tab/>gettimeofday(&amp;end, NULL); </text:p>
      <text:p text:style-name="P8"><text:tab/><text:tab/><text:tab/>fclose(file); </text:p>
      <text:p text:style-name="P8"><text:tab/><text:tab/>} </text:p>
      <text:p text:style-name="P8"><text:tab/>} </text:p>
      <text:p text:style-name="P8"><text:tab/>else{ </text:p>
      <text:p text:style-name="P8"><text:tab/><text:tab/>//Read operations </text:p>
      <text:p text:style-name="P8"><text:soft-page-break/><text:tab/><text:tab/>file=fopen(fileName,"r"); </text:p>
      <text:p text:style-name="P8"><text:tab/><text:tab/>fseek(file, 0L, SEEK_END); </text:p>
      <text:p text:style-name="P8"><text:tab/><text:tab/>long location, fileLength= ftell (file); </text:p>
      <text:p text:style-name="P8"><text:tab/><text:tab/>char data[params.size]; </text:p>
      <text:p text:style-name="P8"><text:tab/><text:tab/>fseek(file, 0L, SEEK_SET);<text:tab/> </text:p>
      <text:p text:style-name="P8"><text:tab/><text:tab/>if(params.sequential==1) </text:p>
      <text:p text:style-name="P8"><text:tab/><text:tab/>{ </text:p>
      <text:p text:style-name="P8"><text:tab/><text:tab/><text:tab/>// Sequential Read </text:p>
      <text:p text:style-name="P8"><text:tab/><text:tab/><text:tab/>gettimeofday(&amp;start, NULL); </text:p>
      <text:p text:style-name="P8"><text:tab/><text:tab/><text:tab/>for(i=0; i&lt;params.iterations; i++); </text:p>
      <text:p text:style-name="P8"><text:tab/><text:tab/><text:tab/>{ </text:p>
      <text:p text:style-name="P8"><text:tab/><text:tab/><text:tab/><text:tab/>fread(data, params.size, 1, file); </text:p>
      <text:p text:style-name="P8"><text:tab/><text:tab/><text:tab/>} </text:p>
      <text:p text:style-name="P8"><text:tab/><text:tab/><text:tab/>gettimeofday(&amp;end, NULL); </text:p>
      <text:p text:style-name="P8"><text:tab/><text:tab/>} </text:p>
      <text:p text:style-name="P8"><text:tab/><text:tab/>else{ </text:p>
      <text:p text:style-name="P8"><text:tab/><text:tab/><text:tab/>// Random Read </text:p>
      <text:p text:style-name="P8"><text:tab/><text:tab/><text:tab/>gettimeofday(&amp;start, NULL); </text:p>
      <text:p text:style-name="P8"><text:tab/><text:tab/><text:tab/>for(i=0;i&lt;params.iterations;i++); </text:p>
      <text:p text:style-name="P8"><text:tab/><text:tab/><text:tab/>{ </text:p>
      <text:p text:style-name="P8"><text:tab/><text:tab/><text:tab/><text:tab/>location=rand() % (fileLength-params.size); </text:p>
      <text:p text:style-name="P8"><text:tab/><text:tab/><text:tab/><text:tab/>fseek(file, location, SEEK_SET); </text:p>
      <text:p text:style-name="P8"><text:tab/><text:tab/><text:tab/><text:tab/>fread(data, params.size, 1, file); </text:p>
      <text:p text:style-name="P8"><text:tab/><text:tab/><text:tab/>} </text:p>
      <text:p text:style-name="P8"><text:tab/><text:tab/><text:tab/>gettimeofday(&amp;end, NULL); </text:p>
      <text:p text:style-name="P8"><text:tab/><text:tab/>} </text:p>
      <text:p text:style-name="P8"><text:tab/><text:tab/>fclose(file); </text:p>
      <text:p text:style-name="P8"><text:tab/>} </text:p>
      <text:p text:style-name="P8"/>
      <text:p text:style-name="P8"><text:tab/>latency[params.id]=((double)(end.tv_usec - start.tv_usec)/1000000)+((double)(end.tv_sec - <text:soft-page-break/>start.tv_sec)); </text:p>
      <text:p text:style-name="P8"/>
      <text:p text:style-name="P8">} </text:p>
      <text:p text:style-name="P8"><text:s/></text:p>
      <text:p text:style-name="P8">int main() </text:p>
      <text:p text:style-name="P8">{ </text:p>
      <text:p text:style-name="P8"><text:tab/>int read, size, seq, threadsCount, id, thread, mem, operations, j; </text:p>
      <text:p text:style-name="P8"><text:tab/>struct ThreadParams param[2]; </text:p>
      <text:p text:style-name="P8"><text:tab/>pthread_t threads[2]; </text:p>
      <text:p text:style-name="P8"><text:tab/>printf("\nThreads\tAccess\tMode\tIterations\tSize\tThroughput\tLatency"); </text:p>
      <text:p text:style-name="P8"><text:tab/>double latencyMs, speed; </text:p>
      <text:p text:style-name="P8"><text:tab/>for(read=0;read&lt;2;read++) </text:p>
      <text:p text:style-name="P8"><text:tab/>{ </text:p>
      <text:p text:style-name="P8"><text:tab/><text:tab/>for(seq=0;seq&lt;2;seq++) </text:p>
      <text:p text:style-name="P8"><text:tab/><text:tab/>{ </text:p>
      <text:p text:style-name="P8"><text:tab/><text:tab/><text:tab/>for(size=1;size&lt;=3;size++) </text:p>
      <text:p text:style-name="P8"><text:tab/><text:tab/><text:tab/>{ </text:p>
      <text:p text:style-name="P8"><text:tab/><text:tab/><text:tab/><text:tab/>for(threadsCount=0;threadsCount&lt;2;threadsCount++) </text:p>
      <text:p text:style-name="P8"><text:tab/><text:tab/><text:tab/><text:tab/>{ </text:p>
      <text:p text:style-name="P8"><text:tab/><text:tab/><text:tab/><text:tab/><text:tab/>latency[0]=0.0; latency[1]=0.0; </text:p>
      <text:p text:style-name="P8"><text:tab/><text:tab/><text:tab/><text:tab/><text:tab/>throughput[0]=0.0; throughput[1]=0.0; </text:p>
      <text:p text:style-name="P8"><text:tab/><text:tab/><text:tab/><text:tab/><text:tab/>for (j=0; j&lt;=threadsCount; j++) </text:p>
      <text:p text:style-name="P8"><text:tab/><text:tab/><text:tab/><text:tab/><text:tab/>{ </text:p>
      <text:p text:style-name="P8"><text:tab/><text:tab/><text:tab/><text:tab/><text:tab/><text:tab/>readParams(&amp;param[j], size, seq, j, read, threadsCount+1); </text:p>
      <text:p text:style-name="P8"><text:tab/><text:tab/><text:tab/><text:tab/><text:tab/><text:tab/>thread = pthread_create(&amp;threads[j], NULL, diskThread, (void *) &amp;param[j]); </text:p>
      <text:p text:style-name="P8"><text:tab/><text:tab/><text:tab/><text:tab/><text:tab/>} </text:p>
      <text:p text:style-name="P8"><text:tab/><text:tab/><text:tab/><text:tab/><text:tab/>for (j=0; j&lt;=threadsCount; j++) </text:p>
      <text:p text:style-name="P8"><text:tab/><text:tab/><text:tab/><text:tab/><text:tab/>{ </text:p>
      <text:p text:style-name="P8"><text:tab/><text:tab/><text:tab/><text:tab/><text:tab/><text:tab/>thread = pthread_join(threads[j], NULL); </text:p>
      <text:p text:style-name="P8"><text:soft-page-break/><text:tab/><text:tab/><text:tab/><text:tab/><text:tab/>} </text:p>
      <text:p text:style-name="P8"><text:tab/><text:tab/><text:tab/><text:tab/><text:tab/>latencyMs=(latency[0]+latency[1])/(threadsCount+1); </text:p>
      <text:p text:style-name="P8"><text:tab/><text:tab/><text:tab/><text:tab/><text:tab/>speed= (double) ((param[0].iterations)*(param[0].size))/(latencyMs*1000000); </text:p>
      <text:p text:style-name="P8"/>
      <text:p text:style-name="P8"><text:tab/><text:tab/><text:tab/><text:tab/><text:tab/>printf("\n%d\t",threadsCount+1); </text:p>
      <text:p text:style-name="P8"><text:tab/><text:tab/><text:tab/><text:tab/><text:tab/>if(read==1) </text:p>
      <text:p text:style-name="P8"><text:tab/><text:tab/><text:tab/><text:tab/><text:tab/><text:tab/>printf("Read\t"); </text:p>
      <text:p text:style-name="P8"><text:tab/><text:tab/><text:tab/><text:tab/><text:tab/>else </text:p>
      <text:p text:style-name="P8"><text:tab/><text:tab/><text:tab/><text:tab/><text:tab/><text:tab/>printf("Write\t"); </text:p>
      <text:p text:style-name="P8"><text:tab/><text:tab/><text:tab/><text:tab/><text:tab/>if(seq==1) </text:p>
      <text:p text:style-name="P8"><text:tab/><text:tab/><text:tab/><text:tab/><text:tab/><text:tab/>printf("Sequential\t"); </text:p>
      <text:p text:style-name="P8"><text:tab/><text:tab/><text:tab/><text:tab/><text:tab/>else </text:p>
      <text:p text:style-name="P8"><text:tab/><text:tab/><text:tab/><text:tab/><text:tab/><text:tab/>printf("Random\t"); </text:p>
      <text:p text:style-name="P8"><text:tab/><text:tab/><text:tab/><text:tab/><text:tab/> </text:p>
      <text:p text:style-name="P8"><text:tab/><text:tab/><text:tab/><text:tab/><text:tab/>printf("%d\t%d\t%lf\t%lf",param[0].iterations,param[0].size, speed, latencyMs); </text:p>
      <text:p text:style-name="P8"><text:tab/><text:tab/><text:tab/><text:tab/>} </text:p>
      <text:p text:style-name="P8"><text:tab/><text:tab/><text:tab/>} </text:p>
      <text:p text:style-name="P8"><text:tab/><text:tab/>}<text:tab/> </text:p>
      <text:p text:style-name="P8"><text:tab/>} <text:s text:c="4"/></text:p>
      <text:p text:style-name="P8"><text:tab/>printf("\nThank you!\n"); </text:p>
      <text:p text:style-name="P8"><text:tab/>return 0; </text:p>
      <text:p text:style-name="P8">} </text:p>
      <text:p text:style-name="P8"/>
      <text:p text:style-name="P4"/>
      <text:p text:style-name="P10"><text:span text:style-name="T8">4</text:span>. <text:span text:style-name="T8">batch.sh</text:span></text:p>
      <text:p text:style-name="P12">#!/bin/bash </text:p>
      <text:p text:style-name="P12"/>
      <text:p text:style-name="P12">echo "start" </text:p>
      <text:p text:style-name="P12"><text:soft-page-break/>cc -pthread CPUBenchmark.c -o CPU </text:p>
      <text:p text:style-name="P12">./CPU &gt;&gt; CPU.csv </text:p>
      <text:p text:style-name="P12">cc -pthread MEMORYBenchmark.c -o MEMORY </text:p>
      <text:p text:style-name="P12">./MEMORY &gt;&gt; MEMORY.csv </text:p>
      <text:p text:style-name="P12">cc -pthread DISKBenchmark.c -o DISK </text:p>
      <text:p text:style-name="P12">./DISK &gt;&gt; DISK.csv </text:p>
      <text:p text:style-name="P12"/>
      <text:p text:style-name="P12">echo "end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111in" style:contextual-spacing="false"/>
      <style:text-properties officeooo:paragraph-rsid="000aa60b" style:language-asian="en" style:country-asian="IN"/>
    </style:style>
    <style:style style:name="MT1" style:family="text">
      <style:text-properties officeooo:rsid="002e92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-553 </text:span>Prog Assignment #<text:span text:style-name="MT1">1</text:span><text:tab/><text:tab/><text:tab/><text:tab/><text:tab/>Ms. Sampada L. Pingale (A2036118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9:54:28.099289768</meta:creation-date>
    <dc:date>2016-02-13T18:33:13.800250123</dc:date>
    <meta:editing-duration>PT22H20M8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23" meta:paragraph-count="605" meta:word-count="1509" meta:character-count="14664" meta:non-whitespace-character-count="11979"/>
  </office:meta>
</office:document-meta>
</file>